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ext_20_body">
      <style:text-properties officeooo:rsid="004c6d43" officeooo:paragraph-rsid="004c6d43"/>
    </style:style>
    <style:style style:name="P72" style:family="paragraph" style:parent-style-name="Text_20_body">
      <style:text-properties officeooo:rsid="004c6d43" officeooo:paragraph-rsid="00586f3f"/>
    </style:style>
    <style:style style:name="P73" style:family="paragraph" style:parent-style-name="Text_20_body">
      <style:text-properties officeooo:rsid="004f25e9" officeooo:paragraph-rsid="006a60ab"/>
    </style:style>
    <style:style style:name="P74" style:family="paragraph" style:parent-style-name="Text_20_body">
      <style:text-properties officeooo:rsid="004f25e9" officeooo:paragraph-rsid="00764d33"/>
    </style:style>
    <style:style style:name="P75" style:family="paragraph" style:parent-style-name="Text_20_body">
      <style:text-properties officeooo:rsid="004f25e9" officeooo:paragraph-rsid="008f9991"/>
    </style:style>
    <style:style style:name="P76" style:family="paragraph" style:parent-style-name="Text_20_body">
      <style:text-properties officeooo:rsid="00586f3f" officeooo:paragraph-rsid="00586f3f"/>
    </style:style>
    <style:style style:name="P77" style:family="paragraph" style:parent-style-name="Text_20_body">
      <style:text-properties officeooo:rsid="00637cf8" officeooo:paragraph-rsid="00637cf8"/>
    </style:style>
    <style:style style:name="P78" style:family="paragraph" style:parent-style-name="Text_20_body">
      <style:text-properties officeooo:rsid="00641f0a" officeooo:paragraph-rsid="00641f0a"/>
    </style:style>
    <style:style style:name="P79" style:family="paragraph" style:parent-style-name="Text_20_body">
      <style:text-properties officeooo:rsid="00641f0a" officeooo:paragraph-rsid="006a60ab"/>
    </style:style>
    <style:style style:name="P80" style:family="paragraph" style:parent-style-name="Text_20_body">
      <style:text-properties officeooo:rsid="006bc869" officeooo:paragraph-rsid="006bc869"/>
    </style:style>
    <style:style style:name="P81" style:family="paragraph" style:parent-style-name="Text_20_body">
      <style:text-properties officeooo:rsid="00764d33" officeooo:paragraph-rsid="00764d33"/>
    </style:style>
    <style:style style:name="P82" style:family="paragraph" style:parent-style-name="Text_20_body">
      <style:text-properties officeooo:rsid="007659c3" officeooo:paragraph-rsid="007659c3"/>
    </style:style>
    <style:style style:name="P83" style:family="paragraph" style:parent-style-name="Text_20_body">
      <style:text-properties fo:font-weight="bold" officeooo:rsid="004c6d43" officeooo:paragraph-rsid="00586f3f" style:font-weight-asian="bold" style:font-weight-complex="bold"/>
    </style:style>
    <style:style style:name="P84" style:family="paragraph" style:parent-style-name="Text_20_body">
      <style:text-properties fo:font-weight="bold" officeooo:rsid="004c6d43" officeooo:paragraph-rsid="004c6d43" style:font-weight-asian="bold" style:font-weight-complex="bold"/>
    </style:style>
    <style:style style:name="P85" style:family="paragraph" style:parent-style-name="Text_20_body">
      <style:text-properties officeooo:rsid="0079d45e" officeooo:paragraph-rsid="0079d45e"/>
    </style:style>
    <style:style style:name="P86" style:family="paragraph" style:parent-style-name="Text_20_body">
      <style:text-properties officeooo:rsid="006a8ece" officeooo:paragraph-rsid="006a60ab"/>
    </style:style>
    <style:style style:name="P87" style:family="paragraph" style:parent-style-name="Table_20_Contents">
      <style:text-properties officeooo:rsid="002ab5ba" officeooo:paragraph-rsid="002ab5ba"/>
    </style:style>
    <style:style style:name="P88" style:family="paragraph" style:parent-style-name="Table_20_Contents">
      <style:text-properties officeooo:rsid="002ab5ba" officeooo:paragraph-rsid="0034ebba"/>
    </style:style>
    <style:style style:name="P89" style:family="paragraph" style:parent-style-name="Table_20_Contents">
      <style:text-properties fo:font-weight="bold" officeooo:rsid="002ab5ba" officeooo:paragraph-rsid="002ab5ba" style:font-weight-asian="bold" style:font-weight-complex="bold"/>
    </style:style>
    <style:style style:name="P90" style:family="paragraph" style:parent-style-name="Table_20_Contents">
      <style:text-properties fo:font-weight="bold" officeooo:rsid="002ab5ba" officeooo:paragraph-rsid="0034ebba" style:font-weight-asian="bold" style:font-weight-complex="bold"/>
    </style:style>
    <style:style style:name="P91" style:family="paragraph" style:parent-style-name="Table_20_Contents">
      <style:text-properties fo:font-weight="bold" officeooo:rsid="00354252" officeooo:paragraph-rsid="00354252" style:font-weight-asian="bold" style:font-weight-complex="bold"/>
    </style:style>
    <style:style style:name="P92" style:family="paragraph" style:parent-style-name="Table_20_Contents">
      <style:text-properties officeooo:rsid="002b6fda" officeooo:paragraph-rsid="002b6fda"/>
    </style:style>
    <style:style style:name="P93" style:family="paragraph" style:parent-style-name="Table_20_Contents">
      <style:text-properties officeooo:rsid="002ba0dc" officeooo:paragraph-rsid="002ba0dc"/>
    </style:style>
    <style:style style:name="P94" style:family="paragraph" style:parent-style-name="Table_20_Contents">
      <style:text-properties officeooo:rsid="002ba0dc" officeooo:paragraph-rsid="0034ebba"/>
    </style:style>
    <style:style style:name="P95" style:family="paragraph" style:parent-style-name="Table_20_Contents">
      <style:text-properties officeooo:rsid="002ccac3" officeooo:paragraph-rsid="002ccac3"/>
    </style:style>
    <style:style style:name="P96" style:family="paragraph" style:parent-style-name="Table_20_Contents">
      <style:text-properties officeooo:rsid="00354252" officeooo:paragraph-rsid="00354252"/>
    </style:style>
    <style:style style:name="P97" style:family="paragraph" style:parent-style-name="Table_20_Contents">
      <style:text-properties officeooo:rsid="00354252" officeooo:paragraph-rsid="00362d3b"/>
    </style:style>
    <style:style style:name="P98" style:family="paragraph" style:parent-style-name="Table_20_Contents">
      <style:text-properties officeooo:rsid="00362d3b" officeooo:paragraph-rsid="00362d3b"/>
    </style:style>
    <style:style style:name="P99" style:family="paragraph" style:parent-style-name="Table_20_Contents">
      <style:text-properties officeooo:rsid="00381f1c" officeooo:paragraph-rsid="00381f1c"/>
    </style:style>
    <style:style style:name="P100" style:family="paragraph" style:parent-style-name="Text_20_body">
      <style:paragraph-properties fo:break-before="page"/>
      <style:text-properties officeooo:rsid="004f25e9" officeooo:paragraph-rsid="004f25e9"/>
    </style:style>
    <style:style style:name="P101" style:family="paragraph" style:parent-style-name="Standard" style:list-style-name="L1">
      <style:text-properties officeooo:rsid="000de0e5" officeooo:paragraph-rsid="000de0e5"/>
    </style:style>
    <style:style style:name="P102" style:family="paragraph" style:parent-style-name="Standard" style:list-style-name="L2">
      <style:text-properties officeooo:rsid="000de0e5" officeooo:paragraph-rsid="000de0e5"/>
    </style:style>
    <style:style style:name="P103" style:family="paragraph" style:parent-style-name="Standard" style:list-style-name="L5">
      <style:text-properties officeooo:rsid="000de0e5" officeooo:paragraph-rsid="001bd32d"/>
    </style:style>
    <style:style style:name="P104" style:family="paragraph" style:parent-style-name="Standard" style:list-style-name="L1">
      <style:text-properties officeooo:rsid="000f92b3" officeooo:paragraph-rsid="000f92b3"/>
    </style:style>
    <style:style style:name="P105" style:family="paragraph" style:parent-style-name="Standard" style:list-style-name="L3">
      <style:text-properties officeooo:rsid="00185001" officeooo:paragraph-rsid="00185001"/>
    </style:style>
    <style:style style:name="P106" style:family="paragraph" style:parent-style-name="Standard" style:list-style-name="L4">
      <style:text-properties officeooo:rsid="0008d3c4" officeooo:paragraph-rsid="001a0b5f"/>
    </style:style>
    <style:style style:name="P107" style:family="paragraph" style:parent-style-name="Standard" style:list-style-name="L4">
      <style:text-properties officeooo:rsid="000d227f" officeooo:paragraph-rsid="001a0b5f"/>
    </style:style>
    <style:style style:name="P108" style:family="paragraph" style:parent-style-name="Standard" style:list-style-name="L4">
      <style:text-properties officeooo:rsid="0006df5c" officeooo:paragraph-rsid="001a0b5f"/>
    </style:style>
    <style:style style:name="P109" style:family="paragraph" style:parent-style-name="Standard" style:list-style-name="L5">
      <style:text-properties officeooo:rsid="001bd32d" officeooo:paragraph-rsid="001bd32d"/>
    </style:style>
    <style:style style:name="P110" style:family="paragraph" style:parent-style-name="Standard" style:list-style-name="L5">
      <style:text-properties officeooo:rsid="00231972" officeooo:paragraph-rsid="00231972"/>
    </style:style>
    <style:style style:name="P111" style:family="paragraph" style:parent-style-name="Standard" style:list-style-name="L6">
      <style:text-properties officeooo:rsid="00258779" officeooo:paragraph-rsid="00258779"/>
    </style:style>
    <style:style style:name="P112" style:family="paragraph" style:parent-style-name="Standard" style:list-style-name="L18">
      <style:text-properties officeooo:rsid="00539688" officeooo:paragraph-rsid="00764d33"/>
    </style:style>
    <style:style style:name="P113" style:family="paragraph" style:parent-style-name="Text_20_body" style:list-style-name="L7">
      <style:text-properties officeooo:rsid="004c6d43" officeooo:paragraph-rsid="004c6d43"/>
    </style:style>
    <style:style style:name="P114" style:family="paragraph" style:parent-style-name="Text_20_body" style:list-style-name="L7">
      <style:text-properties officeooo:rsid="004c6d43" officeooo:paragraph-rsid="00586f3f"/>
    </style:style>
    <style:style style:name="P115" style:family="paragraph" style:parent-style-name="Text_20_body" style:list-style-name="L11">
      <style:text-properties officeooo:rsid="004c6d43" officeooo:paragraph-rsid="006eae44"/>
    </style:style>
    <style:style style:name="P116" style:family="paragraph" style:parent-style-name="Text_20_body" style:list-style-name="L12">
      <style:text-properties officeooo:rsid="004c6d43" officeooo:paragraph-rsid="0083f777"/>
    </style:style>
    <style:style style:name="P117" style:family="paragraph" style:parent-style-name="Text_20_body" style:list-style-name="L17">
      <style:text-properties officeooo:rsid="004c6d43" officeooo:paragraph-rsid="00586f3f"/>
    </style:style>
    <style:style style:name="P118" style:family="paragraph" style:parent-style-name="Text_20_body" style:list-style-name="L8">
      <style:text-properties officeooo:rsid="005248dd" officeooo:paragraph-rsid="005248dd"/>
    </style:style>
    <style:style style:name="P119" style:family="paragraph" style:parent-style-name="Text_20_body" style:list-style-name="L9">
      <style:text-properties officeooo:rsid="005248dd" officeooo:paragraph-rsid="004c6d43"/>
    </style:style>
    <style:style style:name="P120" style:family="paragraph" style:parent-style-name="Text_20_body" style:list-style-name="L11">
      <style:text-properties officeooo:rsid="005248dd" officeooo:paragraph-rsid="00539688"/>
    </style:style>
    <style:style style:name="P121" style:family="paragraph" style:parent-style-name="Text_20_body" style:list-style-name="L12">
      <style:text-properties officeooo:rsid="005248dd" officeooo:paragraph-rsid="005248dd"/>
    </style:style>
    <style:style style:name="P122" style:family="paragraph" style:parent-style-name="Text_20_body" style:list-style-name="L14">
      <style:text-properties officeooo:rsid="005248dd" officeooo:paragraph-rsid="00586f3f"/>
    </style:style>
    <style:style style:name="P123" style:family="paragraph" style:parent-style-name="Text_20_body" style:list-style-name="L15">
      <style:text-properties officeooo:rsid="005248dd" officeooo:paragraph-rsid="00586f3f"/>
    </style:style>
    <style:style style:name="P124" style:family="paragraph" style:parent-style-name="Text_20_body" style:list-style-name="L17">
      <style:text-properties officeooo:rsid="005248dd" officeooo:paragraph-rsid="00586f3f"/>
    </style:style>
    <style:style style:name="P125" style:family="paragraph" style:parent-style-name="Text_20_body" style:list-style-name="L19">
      <style:text-properties officeooo:rsid="005248dd" officeooo:paragraph-rsid="00641f0a"/>
    </style:style>
    <style:style style:name="P126" style:family="paragraph" style:parent-style-name="Text_20_body" style:list-style-name="L20">
      <style:text-properties officeooo:rsid="005248dd" officeooo:paragraph-rsid="00764d33"/>
    </style:style>
    <style:style style:name="P127" style:family="paragraph" style:parent-style-name="Text_20_body" style:list-style-name="L22">
      <style:text-properties officeooo:rsid="005248dd" officeooo:paragraph-rsid="008f9991"/>
    </style:style>
    <style:style style:name="P128" style:family="paragraph" style:parent-style-name="Text_20_body" style:list-style-name="L23">
      <style:text-properties officeooo:rsid="005248dd" officeooo:paragraph-rsid="008f9991"/>
    </style:style>
    <style:style style:name="P129" style:family="paragraph" style:parent-style-name="Text_20_body" style:list-style-name="L9">
      <style:text-properties officeooo:rsid="008b8e1c" officeooo:paragraph-rsid="008b8e1c"/>
    </style:style>
    <style:style style:name="P130" style:family="paragraph" style:parent-style-name="Text_20_body" style:list-style-name="L12">
      <style:text-properties officeooo:rsid="008b8e1c" officeooo:paragraph-rsid="008b8e1c"/>
    </style:style>
    <style:style style:name="P131" style:family="paragraph" style:parent-style-name="Text_20_body" style:list-style-name="L10">
      <style:text-properties fo:font-style="italic" officeooo:rsid="004c6d43" officeooo:paragraph-rsid="004c6d43" style:font-style-asian="italic" style:font-style-complex="italic"/>
    </style:style>
    <style:style style:name="P132" style:family="paragraph" style:parent-style-name="Text_20_body" style:list-style-name="L16">
      <style:text-properties fo:font-style="italic" officeooo:rsid="004c6d43" officeooo:paragraph-rsid="00586f3f" style:font-style-asian="italic" style:font-style-complex="italic"/>
    </style:style>
    <style:style style:name="P133" style:family="paragraph" style:parent-style-name="Text_20_body" style:list-style-name="L8">
      <style:text-properties officeooo:rsid="004f25e9" officeooo:paragraph-rsid="00539688"/>
    </style:style>
    <style:style style:name="P134" style:family="paragraph" style:parent-style-name="Text_20_body" style:list-style-name="L11">
      <style:text-properties officeooo:rsid="004f25e9" officeooo:paragraph-rsid="00539688"/>
    </style:style>
    <style:style style:name="P135" style:family="paragraph" style:parent-style-name="Text_20_body" style:list-style-name="L12">
      <style:text-properties officeooo:rsid="004f25e9" officeooo:paragraph-rsid="004f25e9"/>
    </style:style>
    <style:style style:name="P136" style:family="paragraph" style:parent-style-name="Text_20_body" style:list-style-name="L14">
      <style:text-properties officeooo:rsid="004f25e9" officeooo:paragraph-rsid="00586f3f"/>
    </style:style>
    <style:style style:name="P137" style:family="paragraph" style:parent-style-name="Text_20_body" style:list-style-name="L17">
      <style:text-properties officeooo:rsid="004f25e9" officeooo:paragraph-rsid="00586f3f"/>
    </style:style>
    <style:style style:name="P138" style:family="paragraph" style:parent-style-name="Text_20_body" style:list-style-name="L20">
      <style:text-properties officeooo:rsid="004f25e9" officeooo:paragraph-rsid="00764d33"/>
    </style:style>
    <style:style style:name="P139" style:family="paragraph" style:parent-style-name="Text_20_body" style:list-style-name="L23">
      <style:text-properties officeooo:rsid="004f25e9" officeooo:paragraph-rsid="008f9991"/>
    </style:style>
    <style:style style:name="P140" style:family="paragraph" style:parent-style-name="Text_20_body" style:list-style-name="L11">
      <style:text-properties officeooo:rsid="006cf6d0" officeooo:paragraph-rsid="006cf6d0"/>
    </style:style>
    <style:style style:name="P141" style:family="paragraph" style:parent-style-name="Text_20_body" style:list-style-name="L11">
      <style:text-properties officeooo:rsid="006cf6d0" officeooo:paragraph-rsid="00807d2a"/>
    </style:style>
    <style:style style:name="P142" style:family="paragraph" style:parent-style-name="Text_20_body" style:list-style-name="L12">
      <style:text-properties officeooo:rsid="00539688" officeooo:paragraph-rsid="004f25e9"/>
    </style:style>
    <style:style style:name="P143" style:family="paragraph" style:parent-style-name="Text_20_body" style:list-style-name="L20">
      <style:text-properties officeooo:rsid="00539688" officeooo:paragraph-rsid="00764d33"/>
    </style:style>
    <style:style style:name="P144" style:family="paragraph" style:parent-style-name="Text_20_body" style:list-style-name="L21">
      <style:text-properties officeooo:rsid="00539688" officeooo:paragraph-rsid="008f9991"/>
    </style:style>
    <style:style style:name="P145" style:family="paragraph" style:parent-style-name="Text_20_body" style:list-style-name="L23">
      <style:text-properties officeooo:rsid="00539688" officeooo:paragraph-rsid="008f9991"/>
    </style:style>
    <style:style style:name="P146" style:family="paragraph" style:parent-style-name="Text_20_body" style:list-style-name="L12">
      <style:text-properties officeooo:rsid="006fe0dc" officeooo:paragraph-rsid="00807d2a"/>
    </style:style>
    <style:style style:name="P147" style:family="paragraph" style:parent-style-name="Text_20_body" style:list-style-name="L20">
      <style:text-properties officeooo:rsid="006fe0dc" officeooo:paragraph-rsid="00807d2a"/>
    </style:style>
    <style:style style:name="P148" style:family="paragraph" style:parent-style-name="Text_20_body" style:list-style-name="L20">
      <style:text-properties officeooo:rsid="006fe0dc" officeooo:paragraph-rsid="00972e7c"/>
    </style:style>
    <style:style style:name="P149" style:family="paragraph" style:parent-style-name="Text_20_body" style:list-style-name="L12">
      <style:text-properties officeooo:rsid="00972e7c" officeooo:paragraph-rsid="00972e7c"/>
    </style:style>
    <style:style style:name="P150" style:family="paragraph" style:parent-style-name="Text_20_body" style:list-style-name="L13">
      <style:text-properties officeooo:rsid="00586f3f" officeooo:paragraph-rsid="00586f3f"/>
    </style:style>
    <style:style style:name="P151" style:family="paragraph" style:parent-style-name="Text_20_body" style:list-style-name="L13">
      <style:text-properties officeooo:rsid="0059aa8f" officeooo:paragraph-rsid="0059aa8f"/>
    </style:style>
    <style:style style:name="P152" style:family="paragraph" style:parent-style-name="Text_20_body" style:list-style-name="L15">
      <style:text-properties officeooo:rsid="008ceee4" officeooo:paragraph-rsid="008ceee4"/>
    </style:style>
    <style:style style:name="P153" style:family="paragraph" style:parent-style-name="Text_20_body" style:list-style-name="L17">
      <style:text-properties officeooo:rsid="008ceee4" officeooo:paragraph-rsid="008ceee4"/>
    </style:style>
    <style:style style:name="P154" style:family="paragraph" style:parent-style-name="Text_20_body" style:list-style-name="L17">
      <style:text-properties officeooo:rsid="00612c7d" officeooo:paragraph-rsid="00612c7d"/>
    </style:style>
    <style:style style:name="P155" style:family="paragraph" style:parent-style-name="Text_20_body" style:list-style-name="L17">
      <style:text-properties officeooo:rsid="00612c7d" officeooo:paragraph-rsid="00807d2a"/>
    </style:style>
    <style:style style:name="P156" style:family="paragraph" style:parent-style-name="Text_20_body" style:list-style-name="L17">
      <style:text-properties officeooo:rsid="00508b6a" officeooo:paragraph-rsid="00807d2a"/>
    </style:style>
    <style:style style:name="P157" style:family="paragraph" style:parent-style-name="Text_20_body" style:list-style-name="L18">
      <style:text-properties officeooo:rsid="00641f0a" officeooo:paragraph-rsid="00641f0a"/>
    </style:style>
    <style:style style:name="P158" style:family="paragraph" style:parent-style-name="Text_20_body" style:list-style-name="L19">
      <style:text-properties officeooo:rsid="008da21c" officeooo:paragraph-rsid="008da21c"/>
    </style:style>
    <style:style style:name="P159" style:family="paragraph" style:parent-style-name="Text_20_body" style:list-style-name="L20">
      <style:text-properties officeooo:rsid="008da21c" officeooo:paragraph-rsid="008da21c"/>
    </style:style>
    <style:style style:name="P160" style:family="paragraph" style:parent-style-name="Text_20_body" style:list-style-name="L22">
      <style:paragraph-properties fo:text-align="justify" style:justify-single-word="false"/>
      <style:text-properties officeooo:rsid="008da21c" officeooo:paragraph-rsid="008f9991"/>
    </style:style>
    <style:style style:name="P161" style:family="paragraph" style:parent-style-name="Text_20_body" style:list-style-name="L23">
      <style:text-properties officeooo:rsid="008da21c" officeooo:paragraph-rsid="0091120f"/>
    </style:style>
    <style:style style:name="P162" style:family="paragraph" style:parent-style-name="Text_20_body" style:list-style-name="L20">
      <style:text-properties officeooo:rsid="0085ac2f" officeooo:paragraph-rsid="0085ac2f"/>
    </style:style>
    <style:style style:name="P163" style:family="paragraph" style:parent-style-name="Text_20_body" style:list-style-name="L23">
      <style:text-properties officeooo:rsid="0085ac2f" officeooo:paragraph-rsid="0091120f"/>
    </style:style>
    <style:style style:name="P164" style:family="paragraph" style:parent-style-name="Text_20_body" style:list-style-name="L20">
      <style:text-properties officeooo:rsid="0099cd69" officeooo:paragraph-rsid="0099cd69"/>
    </style:style>
    <style:style style:name="P165" style:family="paragraph" style:parent-style-name="Text_20_body" style:list-style-name="L23">
      <style:text-properties officeooo:rsid="0099cd69" officeooo:paragraph-rsid="0099cd69"/>
    </style:style>
    <style:style style:name="P166" style:family="paragraph" style:parent-style-name="Text_20_body" style:list-style-name="L20">
      <style:text-properties officeooo:rsid="00868381" officeooo:paragraph-rsid="00868381"/>
    </style:style>
    <style:style style:name="P167" style:family="paragraph" style:parent-style-name="Text_20_body" style:list-style-name="L21">
      <style:text-properties officeooo:rsid="008f9991" officeooo:paragraph-rsid="008f9991"/>
    </style:style>
    <style:style style:name="P168" style:family="paragraph" style:parent-style-name="Text_20_body" style:list-style-name="L22">
      <style:text-properties officeooo:paragraph-rsid="008f9991"/>
    </style:style>
    <style:style style:name="P169" style:family="paragraph" style:parent-style-name="Text_20_body" style:list-style-name="L23">
      <style:text-properties officeooo:paragraph-rsid="00972e7c"/>
    </style:style>
    <style:style style:name="P170" style:family="paragraph" style:parent-style-name="Text_20_body" style:list-style-name="L23">
      <style:text-properties officeooo:paragraph-rsid="0091120f"/>
    </style:style>
    <style:style style:name="P171" style:family="paragraph" style:parent-style-name="Heading_20_1" style:list-style-name=""/>
    <style:style style:name="P172" style:family="paragraph" style:parent-style-name="Heading_20_1">
      <style:paragraph-properties fo:break-before="page"/>
    </style:style>
    <style:style style:name="P173" style:family="paragraph" style:parent-style-name="Heading_20_3">
      <style:text-properties fo:font-weight="bold" style:font-weight-asian="bold" style:font-weight-complex="bold"/>
    </style:style>
    <style:style style:name="P174" style:family="paragraph" style:parent-style-name="Heading_20_3" style:list-style-name=""/>
    <style:style style:name="P175" style:family="paragraph" style:parent-style-name="Heading_20_3">
      <style:text-properties officeooo:paragraph-rsid="00586f3f"/>
    </style:style>
    <style:style style:name="P176" style:family="paragraph" style:parent-style-name="Heading_20_3">
      <style:paragraph-properties fo:break-before="page"/>
    </style:style>
    <style:style style:name="P177" style:family="paragraph" style:parent-style-name="Heading_20_3">
      <style:paragraph-properties fo:break-before="page"/>
      <style:text-properties officeooo:paragraph-rsid="006a60ab"/>
    </style:style>
    <style:style style:name="P178" style:family="paragraph" style:parent-style-name="Heading_20_2">
      <style:text-properties officeooo:rsid="00153c41" officeooo:paragraph-rsid="00153c41"/>
    </style:style>
    <style:style style:name="P179" style:family="paragraph" style:parent-style-name="Heading_20_2">
      <style:text-properties officeooo:paragraph-rsid="001a0b5f"/>
    </style:style>
    <style:style style:name="P180" style:family="paragraph" style:parent-style-name="Heading_20_2" style:list-style-name=""/>
    <style:style style:name="P181" style:family="paragraph" style:parent-style-name="Heading_20_2" style:list-style-name="">
      <style:text-properties officeooo:paragraph-rsid="001a0b5f"/>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01a0b5f"/>
    </style:style>
    <style:style style:name="P184"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e2b2d"/>
    </style:style>
    <style:style style:name="T29" style:family="text">
      <style:text-properties officeooo:rsid="00508b6a"/>
    </style:style>
    <style:style style:name="T30" style:family="text">
      <style:text-properties fo:color="#c9211e"/>
    </style:style>
    <style:style style:name="T31" style:family="text">
      <style:text-properties fo:color="#c9211e" officeooo:rsid="00508b6a"/>
    </style:style>
    <style:style style:name="T32" style:family="text">
      <style:text-properties fo:color="#c9211e" officeooo:rsid="005703ed"/>
    </style:style>
    <style:style style:name="T33" style:family="text">
      <style:text-properties fo:color="#c9211e" officeooo:rsid="008b8e1c"/>
    </style:style>
    <style:style style:name="T34" style:family="text">
      <style:text-properties fo:color="#c9211e" officeooo:rsid="008f9991"/>
    </style:style>
    <style:style style:name="T35" style:family="text">
      <style:text-properties fo:color="#c9211e" officeooo:rsid="008da21c"/>
    </style:style>
    <style:style style:name="T36" style:family="text">
      <style:text-properties fo:color="#c9211e" officeooo:rsid="0091120f"/>
    </style:style>
    <style:style style:name="T37" style:family="text">
      <style:text-properties fo:color="#c9211e" officeooo:rsid="006776fc"/>
    </style:style>
    <style:style style:name="T38" style:family="text">
      <style:text-properties fo:color="#c9211e" officeooo:rsid="008805e6"/>
    </style:style>
    <style:style style:name="T39" style:family="text">
      <style:text-properties officeooo:rsid="00539688"/>
    </style:style>
    <style:style style:name="T40" style:family="text">
      <style:text-properties officeooo:rsid="0054144b"/>
    </style:style>
    <style:style style:name="T41" style:family="text">
      <style:text-properties officeooo:rsid="00554273"/>
    </style:style>
    <style:style style:name="T42" style:family="text">
      <style:text-properties officeooo:rsid="005703ed"/>
    </style:style>
    <style:style style:name="T43" style:family="text">
      <style:text-properties officeooo:rsid="00586f3f"/>
    </style:style>
    <style:style style:name="T44" style:family="text">
      <style:text-properties style:text-underline-style="solid" style:text-underline-width="auto" style:text-underline-color="font-color" officeooo:rsid="00586f3f"/>
    </style:style>
    <style:style style:name="T45" style:family="text">
      <style:text-properties style:text-underline-style="solid" style:text-underline-width="auto" style:text-underline-color="font-color" officeooo:rsid="0059aa8f"/>
    </style:style>
    <style:style style:name="T46" style:family="text">
      <style:text-properties style:text-underline-style="solid" style:text-underline-width="auto" style:text-underline-color="font-color" officeooo:rsid="00637cf8"/>
    </style:style>
    <style:style style:name="T47" style:family="text">
      <style:text-properties style:text-underline-style="solid" style:text-underline-width="auto" style:text-underline-color="font-color" officeooo:rsid="00730868"/>
    </style:style>
    <style:style style:name="T48" style:family="text">
      <style:text-properties officeooo:rsid="0059aa8f"/>
    </style:style>
    <style:style style:name="T49" style:family="text">
      <style:text-properties officeooo:rsid="005b9754"/>
    </style:style>
    <style:style style:name="T50" style:family="text">
      <style:text-properties officeooo:rsid="005d8fa5"/>
    </style:style>
    <style:style style:name="T51" style:family="text">
      <style:text-properties officeooo:rsid="005f5bc5"/>
    </style:style>
    <style:style style:name="T52" style:family="text">
      <style:text-properties officeooo:rsid="00612c7d"/>
    </style:style>
    <style:style style:name="T53" style:family="text">
      <style:text-properties officeooo:rsid="00641f0a"/>
    </style:style>
    <style:style style:name="T54" style:family="text">
      <style:text-properties style:text-underline-style="none" officeooo:rsid="00637cf8"/>
    </style:style>
    <style:style style:name="T55" style:family="text">
      <style:text-properties style:text-underline-style="none" officeooo:rsid="0059aa8f"/>
    </style:style>
    <style:style style:name="T56" style:family="text">
      <style:text-properties officeooo:rsid="006a60ab"/>
    </style:style>
    <style:style style:name="T57" style:family="text">
      <style:text-properties officeooo:rsid="006cf6d0"/>
    </style:style>
    <style:style style:name="T58" style:family="text">
      <style:text-properties style:use-window-font-color="true" officeooo:rsid="006cf6d0"/>
    </style:style>
    <style:style style:name="T59" style:family="text">
      <style:text-properties style:use-window-font-color="true" officeooo:rsid="00807d2a"/>
    </style:style>
    <style:style style:name="T60" style:family="text">
      <style:text-properties officeooo:rsid="006eae44"/>
    </style:style>
    <style:style style:name="T61" style:family="text">
      <style:text-properties officeooo:rsid="006fe0dc"/>
    </style:style>
    <style:style style:name="T62" style:family="text">
      <style:text-properties officeooo:rsid="00700d34"/>
    </style:style>
    <style:style style:name="T63" style:family="text">
      <style:text-properties officeooo:rsid="00742173"/>
    </style:style>
    <style:style style:name="T64" style:family="text">
      <style:text-properties officeooo:rsid="0075c27d"/>
    </style:style>
    <style:style style:name="T65" style:family="text">
      <style:text-properties officeooo:rsid="007844af"/>
    </style:style>
    <style:style style:name="T66" style:family="text">
      <style:text-properties officeooo:rsid="007ba2f7"/>
    </style:style>
    <style:style style:name="T67" style:family="text">
      <style:text-properties officeooo:rsid="00807d2a"/>
    </style:style>
    <style:style style:name="T68" style:family="text">
      <style:text-properties officeooo:rsid="008805e6"/>
    </style:style>
    <style:style style:name="T69" style:family="text">
      <style:text-properties officeooo:rsid="008b86c5"/>
    </style:style>
    <style:style style:name="T70" style:family="text">
      <style:text-properties officeooo:rsid="008da21c"/>
    </style:style>
    <style:style style:name="T71" style:family="text">
      <style:text-properties officeooo:rsid="006776fc"/>
    </style:style>
    <style:style style:name="T72" style:family="text">
      <style:text-properties officeooo:rsid="00868381"/>
    </style:style>
    <style:style style:name="T73" style:family="text">
      <style:text-properties officeooo:rsid="00972e7c"/>
    </style:style>
    <style:style style:name="T74" style:family="text">
      <style:text-properties officeooo:rsid="0098812f"/>
    </style:style>
    <style:style style:name="T75" style:family="text">
      <style:text-properties officeooo:rsid="009d52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1047060911" text:style-name="L1">
        <text:list-item>
          <text:p text:style-name="P101">USE<text:span text:style-name="T5">R (hierunter fallen auch die Authorisierung und die Authentifizierung)</text:span></text:p>
        </text:list-item>
        <text:list-item>
          <text:p text:style-name="P101">PORTFOLIO <text:span text:style-name="T5">(was wir anbieten)</text:span></text:p>
        </text:list-item>
        <text:list-item>
          <text:p text:style-name="P101">PERSON</text:p>
        </text:list-item>
        <text:list-item>
          <text:p text:style-name="P101">ADDRESS</text:p>
        </text:list-item>
        <text:list-item>
          <text:p text:style-name="P104">DEPOT <text:span text:style-name="T5">(was die Investoren nutzen)</text:span></text:p>
        </text:list-item>
        <text:list-item>
          <text:p text:style-name="P104">ACCOUNT</text:p>
        </text:list-item>
        <text:list-item>
          <text:p text:style-name="P104">…</text:p>
        </text:list-item>
      </text:list>
      <text:p text:style-name="P30"/>
      <text:p text:style-name="P38">In den ersten Versionen dieses Dokuments wird nicht auf alle Domänen im Detail eingegangen.</text:p>
      <text:p text:style-name="Standard"/>
      <text:h text:style-name="P178"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2943931513" text:style-name="L2">
        <text:list-item>
          <text:p text:style-name="P102">USER</text:p>
        </text:list-item>
        <text:list-item>
          <text:p text:style-name="P102">INVESTOR</text:p>
        </text:list-item>
        <text:list-item>
          <text:p text:style-name="P102">CONTROLLER</text:p>
        </text:list-item>
        <text:list-item>
          <text:p text:style-name="P102">ADMIN</text:p>
        </text:list-item>
        <text:list-item>
          <text:p text:style-name="P102"><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2210153331" text:style-name="L3">
        <text:list-item>
          <text:p text:style-name="P105">Lesen (R)</text:p>
        </text:list-item>
        <text:list-item>
          <text:p text:style-name="P105">Schreiben (W)</text:p>
        </text:list-item>
        <text:list-item>
          <text:p text:style-name="P105">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79"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2888974111" text:style-name="L4">
        <text:list-item>
          <text:p text:style-name="P106">der Name des Portfolios</text:p>
        </text:list-item>
        <text:list-item>
          <text:p text:style-name="P107">die Risikoeinstufung des Portfolios</text:p>
        </text:list-item>
        <text:list-item>
          <text:p text:style-name="P107">beschreibender Text über das Portfolio</text:p>
        </text:list-item>
        <text:list-item>
          <text:p text:style-name="P108">prozentuale Angaben über die Aufteilung der Wertanlagen auf die Assetklassen</text:p>
        </text:list-item>
        <text:list-item>
          <text:p text:style-name="P107">ein Datum, ab wann das Portfolio gültig ist</text:p>
        </text:list-item>
        <text:list-item>
          <text:p text:style-name="P107">ein Datum, bis wann das Portfolio gültig ist</text:p>
        </text:list-item>
      </text:list>
      <text:p text:style-name="P22"/>
      <text:p text:style-name="P23">Dem Portfolio können beliebig viele verschiedene Assetklassen zugewiesen werden.</text:p>
      <text:p text:style-name="P23"/>
      <text:h text:style-name="P181" text:outline-level="2"/>
      <text:h text:style-name="P183" text:outline-level="2">Assetklasse</text:h>
      <text:p text:style-name="P23">Aktuell existieren 4 Typen von Assetklassen. <text:span text:style-name="T4">Die Assetklassen werden im System durch Enumerations unterschieden. Die Klassen und ihre Enumerations:</text:span></text:p>
      <text:list xml:id="list3332559762" text:style-name="L5">
        <text:list-item>
          <text:p text:style-name="P109">Anleihen <text:tab/>→ LOAN</text:p>
        </text:list-item>
        <text:list-item>
          <text:p text:style-name="P109">ETFs <text:tab/><text:tab/>→ <text:span text:style-name="T16">ETF</text:span></text:p>
        </text:list-item>
        <text:list-item>
          <text:p text:style-name="P110">Aktien <text:tab/>→ SHARE (noch ohne Bedeutung)</text:p>
        </text:list-item>
        <text:list-item>
          <text:p text:style-name="P109">Gold <text:tab/><text:tab/>→ GOLD</text:p>
        </text:list-item>
        <text:list-item>
          <text:p text:style-name="P103">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4141142787" text:style-name="L6">
        <text:list-item>
          <text:p text:style-name="P111">Konservativ<text:tab/><text:tab/>→ CONSERVATIVE</text:p>
        </text:list-item>
        <text:list-item>
          <text:p text:style-name="P111">Moderat<text:tab/><text:tab/>→ MODERATE</text:p>
        </text:list-item>
        <text:list-item>
          <text:p text:style-name="P111">Ausgewogen<text:tab/><text:tab/>→ BALANCED</text:p>
        </text:list-item>
        <text:list-item>
          <text:p text:style-name="P111">Chancenorientiert<text:tab/>→ DEDICATED</text:p>
        </text:list-item>
        <text:list-item>
          <text:p text:style-name="P111">Risikobehaftet<text:tab/><text:tab/>→ RISKY</text:p>
        </text:list-item>
      </text:list>
      <text:p text:style-name="P40"/>
      <text:h text:style-name="P171" text:outline-level="1"/>
      <text:h text:style-name="P172"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80" text:outline-level="2"/>
      <text:h text:style-name="P182"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9">Attribut</text:p>
          </table:table-cell>
          <table:table-cell table:style-name="Tabelle1.A1" office:value-type="string">
            <text:p text:style-name="P89">Typ</text:p>
          </table:table-cell>
          <table:table-cell table:style-name="Tabelle1.A1" office:value-type="string">
            <text:p text:style-name="P89">NULL</text:p>
          </table:table-cell>
          <table:table-cell table:style-name="Tabelle1.D1" office:value-type="string">
            <text:p text:style-name="P91">Bedeutung</text:p>
          </table:table-cell>
        </table:table-row>
        <table:table-row>
          <table:table-cell table:style-name="Tabelle1.A12" office:value-type="string">
            <text:p text:style-name="P87">portfolioId</text:p>
          </table:table-cell>
          <table:table-cell table:style-name="Tabelle1.B2" office:value-type="string">
            <text:p text:style-name="P87">Numerisch</text:p>
          </table:table-cell>
          <table:table-cell table:style-name="Tabelle1.C2" office:value-type="string">
            <text:p text:style-name="P87">n</text:p>
          </table:table-cell>
          <table:table-cell table:style-name="Tabelle1.D2" office:value-type="string">
            <text:p text:style-name="P96">Technische ID</text:p>
          </table:table-cell>
        </table:table-row>
        <table:table-row>
          <table:table-cell table:style-name="Tabelle1.A12" office:value-type="string">
            <text:p text:style-name="P87">portfolioName</text:p>
          </table:table-cell>
          <table:table-cell table:style-name="Tabelle1.B3" office:value-type="string">
            <text:p text:style-name="P87">String</text:p>
          </table:table-cell>
          <table:table-cell table:style-name="Tabelle1.C3" office:value-type="string">
            <text:p text:style-name="P87">n</text:p>
          </table:table-cell>
          <table:table-cell table:style-name="Tabelle1.D3" office:value-type="string">
            <text:p text:style-name="P96">Bezeichner</text:p>
          </table:table-cell>
        </table:table-row>
        <table:table-row>
          <table:table-cell table:style-name="Tabelle1.A12" office:value-type="string">
            <text:p text:style-name="P87">description</text:p>
          </table:table-cell>
          <table:table-cell table:style-name="Tabelle1.B4" office:value-type="string">
            <text:p text:style-name="P87">String</text:p>
          </table:table-cell>
          <table:table-cell table:style-name="Tabelle1.C4" office:value-type="string">
            <text:p text:style-name="P87">y</text:p>
          </table:table-cell>
          <table:table-cell table:style-name="Tabelle1.D4" office:value-type="string">
            <text:p text:style-name="P96">Freitext für Redaktion</text:p>
          </table:table-cell>
        </table:table-row>
        <table:table-row>
          <table:table-cell table:style-name="Tabelle1.A12" office:value-type="string">
            <text:p text:style-name="P87">risc</text:p>
          </table:table-cell>
          <table:table-cell table:style-name="Tabelle1.B5" office:value-type="string">
            <text:p text:style-name="P87">Enum</text:p>
          </table:table-cell>
          <table:table-cell table:style-name="Tabelle1.C5" office:value-type="string">
            <text:p text:style-name="P87">n</text:p>
          </table:table-cell>
          <table:table-cell table:style-name="Tabelle1.D5" office:value-type="string">
            <text:p text:style-name="P96">Risikoeinstufung</text:p>
          </table:table-cell>
        </table:table-row>
        <table:table-row>
          <table:table-cell table:style-name="Tabelle1.A12" office:value-type="string">
            <text:p text:style-name="P87">callMoneyPct</text:p>
          </table:table-cell>
          <table:table-cell table:style-name="Tabelle1.B6" office:value-type="string">
            <text:p text:style-name="P87">Numerisch</text:p>
          </table:table-cell>
          <table:table-cell table:style-name="Tabelle1.C6" office:value-type="string">
            <text:p text:style-name="P93">n</text:p>
          </table:table-cell>
          <table:table-cell table:style-name="Tabelle1.D6" office:value-type="string">
            <text:p text:style-name="P96">Prozentangabe <text:span text:style-name="T21">Tagesgeld</text:span></text:p>
          </table:table-cell>
        </table:table-row>
        <table:table-row>
          <table:table-cell table:style-name="Tabelle1.A12" office:value-type="string">
            <text:p text:style-name="P92">etfPct</text:p>
          </table:table-cell>
          <table:table-cell table:style-name="Tabelle1.B7" office:value-type="string">
            <text:p text:style-name="P92">Numerisch</text:p>
          </table:table-cell>
          <table:table-cell table:style-name="Tabelle1.C7" office:value-type="string">
            <text:p text:style-name="P93">n</text:p>
          </table:table-cell>
          <table:table-cell table:style-name="Tabelle1.D7" office:value-type="string">
            <text:p text:style-name="P97">Prozentangabe <text:span text:style-name="T21">ETF</text:span></text:p>
          </table:table-cell>
        </table:table-row>
        <table:table-row>
          <table:table-cell table:style-name="Tabelle1.A12" office:value-type="string">
            <text:p text:style-name="P92">goldPct</text:p>
          </table:table-cell>
          <table:table-cell table:style-name="Tabelle1.B8" office:value-type="string">
            <text:p text:style-name="P92">Numerisch</text:p>
          </table:table-cell>
          <table:table-cell table:style-name="Tabelle1.C8" office:value-type="string">
            <text:p text:style-name="P93">n</text:p>
          </table:table-cell>
          <table:table-cell table:style-name="Tabelle1.D8" office:value-type="string">
            <text:p text:style-name="P97">Prozentangabe <text:span text:style-name="T21">Gold</text:span></text:p>
          </table:table-cell>
        </table:table-row>
        <table:table-row>
          <table:table-cell table:style-name="Tabelle1.A12" office:value-type="string">
            <text:p text:style-name="P92">loanPct</text:p>
          </table:table-cell>
          <table:table-cell table:style-name="Tabelle1.B9" office:value-type="string">
            <text:p text:style-name="P92">Numerisch</text:p>
          </table:table-cell>
          <table:table-cell table:style-name="Tabelle1.C9" office:value-type="string">
            <text:p text:style-name="P93">n</text:p>
          </table:table-cell>
          <table:table-cell table:style-name="Tabelle1.D9" office:value-type="string">
            <text:p text:style-name="P97">Prozentangabe <text:span text:style-name="T21">Anleihen</text:span></text:p>
          </table:table-cell>
        </table:table-row>
        <table:table-row>
          <table:table-cell table:style-name="Tabelle1.A12" office:value-type="string">
            <text:p text:style-name="P92">sharePct</text:p>
          </table:table-cell>
          <table:table-cell table:style-name="Tabelle1.B10" office:value-type="string">
            <text:p text:style-name="P92">Numerisch</text:p>
          </table:table-cell>
          <table:table-cell table:style-name="Tabelle1.C10" office:value-type="string">
            <text:p text:style-name="P95">y</text:p>
          </table:table-cell>
          <table:table-cell table:style-name="Tabelle1.D10" office:value-type="string">
            <text:p text:style-name="P97">Prozentangabe <text:span text:style-name="T21">Aktien</text:span></text:p>
          </table:table-cell>
        </table:table-row>
        <table:table-row>
          <table:table-cell table:style-name="Tabelle1.A12" office:value-type="string">
            <text:p text:style-name="P93">validFrom</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ab</text:p>
          </table:table-cell>
        </table:table-row>
        <table:table-row>
          <table:table-cell table:style-name="Tabelle1.A12" office:value-type="string">
            <text:p text:style-name="P93">validUntil</text:p>
          </table:table-cell>
          <table:table-cell table:style-name="Tabelle1.B12" office:value-type="string">
            <text:p text:style-name="P93">Date</text:p>
          </table:table-cell>
          <table:table-cell table:style-name="Tabelle1.C12" office:value-type="string">
            <text:p text:style-name="P93">y</text:p>
          </table:table-cell>
          <table:table-cell table:style-name="Tabelle1.D12" office:value-type="string">
            <text:p text:style-name="P98">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73" text:outline-level="3">Abfrage <text:span text:style-name="T17">aller vorhandenen Portfolios</text:span></text:h>
      <text:p text:style-name="P64">Noch nicht implementiert</text:p>
      <text:p text:style-name="Standard"/>
      <text:p text:style-name="Standard"/>
      <text:h text:style-name="P173" text:outline-level="3">Abfragen eines bestimmten Portfolios</text:h>
      <text:p text:style-name="P49">Noch im Test</text:p>
      <text:h text:style-name="P174" text:outline-level="3"/>
      <text:h text:style-name="P176"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74" text:outline-level="3"/>
      <text:h text:style-name="P176"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90">Attribut</text:p>
          </table:table-cell>
          <table:table-cell table:style-name="Tabelle2.A1" office:value-type="string">
            <text:p text:style-name="P90">Typ</text:p>
          </table:table-cell>
          <table:table-cell table:style-name="Tabelle2.A1" office:value-type="string">
            <text:p text:style-name="P90">NULL</text:p>
          </table:table-cell>
          <table:table-cell table:style-name="Tabelle2.D1" office:value-type="string">
            <text:p text:style-name="P91">Bedeutung</text:p>
          </table:table-cell>
        </table:table-row>
        <table:table-row>
          <table:table-cell table:style-name="Tabelle2.A6" office:value-type="string">
            <text:p text:style-name="P88"><text:span text:style-name="T20">assetClass</text:span>Id</text:p>
          </table:table-cell>
          <table:table-cell table:style-name="Tabelle2.B2" office:value-type="string">
            <text:p text:style-name="P88">Numerisch</text:p>
          </table:table-cell>
          <table:table-cell table:style-name="Tabelle2.C2" office:value-type="string">
            <text:p text:style-name="P88">n</text:p>
          </table:table-cell>
          <table:table-cell table:style-name="Tabelle2.D2" office:value-type="string">
            <text:p text:style-name="P99">Technische ID</text:p>
          </table:table-cell>
        </table:table-row>
        <table:table-row>
          <table:table-cell table:style-name="Tabelle2.A6" office:value-type="string">
            <text:p text:style-name="P96">providerId</text:p>
          </table:table-cell>
          <table:table-cell table:style-name="Tabelle2.B4" office:value-type="string">
            <text:p text:style-name="P96">Numerisch</text:p>
          </table:table-cell>
          <table:table-cell table:style-name="Tabelle2.C4" office:value-type="string">
            <text:p text:style-name="P96">n</text:p>
          </table:table-cell>
          <table:table-cell table:style-name="Tabelle2.D4" office:value-type="string">
            <text:p text:style-name="P96">Externe Verwaltungsnummer</text:p>
          </table:table-cell>
        </table:table-row>
        <table:table-row>
          <table:table-cell table:style-name="Tabelle2.A6" office:value-type="string">
            <text:p text:style-name="P88">p<text:span text:style-name="T20">rovider</text:span>Name</text:p>
          </table:table-cell>
          <table:table-cell table:style-name="Tabelle2.B4" office:value-type="string">
            <text:p text:style-name="P88">String</text:p>
          </table:table-cell>
          <table:table-cell table:style-name="Tabelle2.C4" office:value-type="string">
            <text:p text:style-name="P96">y</text:p>
          </table:table-cell>
          <table:table-cell table:style-name="Tabelle2.D4" office:value-type="string">
            <text:p text:style-name="P96">Name des Anbieters</text:p>
          </table:table-cell>
        </table:table-row>
        <table:table-row>
          <table:table-cell table:style-name="Tabelle2.A6" office:value-type="string">
            <text:p text:style-name="P88">description</text:p>
          </table:table-cell>
          <table:table-cell table:style-name="Tabelle2.B5" office:value-type="string">
            <text:p text:style-name="P88">String</text:p>
          </table:table-cell>
          <table:table-cell table:style-name="Tabelle2.C5" office:value-type="string">
            <text:p text:style-name="P88">y</text:p>
          </table:table-cell>
          <table:table-cell table:style-name="Tabelle2.D5" office:value-type="string">
            <text:p text:style-name="P99">Freitext für Redaktion</text:p>
          </table:table-cell>
        </table:table-row>
        <table:table-row>
          <table:table-cell table:style-name="Tabelle2.A6" office:value-type="string">
            <text:p text:style-name="P99">assetClassName</text:p>
          </table:table-cell>
          <table:table-cell table:style-name="Tabelle2.B6" office:value-type="string">
            <text:p text:style-name="P99">String</text:p>
          </table:table-cell>
          <table:table-cell table:style-name="Tabelle2.C6" office:value-type="string">
            <text:p text:style-name="P99">n</text:p>
          </table:table-cell>
          <table:table-cell table:style-name="Tabelle2.D6" office:value-type="string">
            <text:p text:style-name="P99">Bezeichner der Assetklasse </text:p>
          </table:table-cell>
        </table:table-row>
        <table:table-row>
          <table:table-cell table:style-name="Tabelle2.A7" office:value-type="string">
            <text:p text:style-name="P99">assetClassType</text:p>
          </table:table-cell>
          <table:table-cell table:style-name="Tabelle2.B7" office:value-type="string">
            <text:p text:style-name="P99">Enumeration</text:p>
          </table:table-cell>
          <table:table-cell table:style-name="Tabelle2.C7" office:value-type="string">
            <text:p text:style-name="P94">n</text:p>
          </table:table-cell>
          <table:table-cell table:style-name="Tabelle2.D7" office:value-type="string">
            <text:p text:style-name="P99">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74" text:outline-level="3"/>
      <text:h text:style-name="P176"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76"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74" text:outline-level="3"/>
      <text:h text:style-name="P176"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71" text:outline-level="1"/>
      <text:h text:style-name="P172" text:outline-level="1">Realisierungsdetails</text:h>
      <text:p text:style-name="P71">Dieses Kapitel beschreibt wichtige Implementierungsdetails, wenn sich diese nicht selbst durch den Code erklären.</text:p>
      <text:p text:style-name="P71">Typisch sind komplexe und/oder asynchrone Prozesse.</text:p>
      <text:p text:style-name="P81">In einer ersten Version werden die Prozesse durch Batchläufe unterstützt, die zyklisch notwendige Bearbeitungsschritte durchführen.</text:p>
      <text:p text:style-name="P85">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81">In einer Folgeversion mit Verarbeitung durch Message Broker werden die Anweisungen für die Bearbeitungsschritte direkt in Queues eingestellt. Dadurch erfolgt die Bearbeitung der Investoren-Wünsche kurzfristiger, also schneller.</text:p>
      <text:p text:style-name="P82">Der Umstieg von Batch auf Queue ändert nichts in der <text:span text:style-name="T65">nachfolgend beschriebenen </text:span>logischen Prozessabfolge.</text:p>
      <text:h text:style-name="P180" text:outline-level="2"/>
      <text:h text:style-name="P184" text:outline-level="2">Depotverwaltung</text:h>
      <text:p text:style-name="P80">Hinweis:</text:p>
      <text:p text:style-name="P80">Actions vom Typ _INTENT werden in Summen nicht berücksichtig. Sie haben eine funktionale und zugleich dokumentarische Bedeutung.</text:p>
      <text:h text:style-name="Heading_20_3" text:outline-level="3">Use Case: <text:span text:style-name="T28">Investor</text:span> erhöht sein Investment in ein Portfolio <text:span text:style-name="T54">durch </text:span><text:span text:style-name="T46">Einzahlung</text:span></text:h>
      <text:p text:style-name="P71">Wenn der <text:span text:style-name="T28">Investor</text:span> (oder ein automatisierter Prozess) das Investment <text:span text:style-name="T43">durch </text:span><text:span text:style-name="T44">Einzahlung</text:span> erhöht, erfolgt dies nicht direkt, weil</text:p>
      <text:list xml:id="list3573893445" text:style-name="L7">
        <text:list-item>
          <text:p text:style-name="P113">Eine Kommunikation mit der Hausbank des Investors stattfinden muss (Abbuchung)</text:p>
        </text:list-item>
        <text:list-item>
          <text:p text:style-name="P113">Eine Kommunikation mit der Depotbank erfolgen muss, um das Portfolio zu erweitern</text:p>
        </text:list-item>
      </text:list>
      <text:p text:style-name="P84">Prozess<text:span text:style-name="T40">beschreibung</text:span>:</text:p>
      <text:list xml:id="list1744448248" text:style-name="L8">
        <text:list-item>
          <text:p text:style-name="P118">Direkte <text:span text:style-name="T41">A</text:span>usführung</text:p>
        </text:list-item>
      </text:list>
      <text:list xml:id="list2459474264" text:style-name="L9">
        <text:list-item>
          <text:list>
            <text:list-item>
              <text:p text:style-name="P119">Insert auf Entity Intent, action=INVEST_INTENT, booked=FALSE, amount=Betrag</text:p>
            </text:list-item>
            <text:list-item>
              <text:p text:style-name="P129">Update auf Entity Balance: amountDepotIntent+=Betrag</text:p>
            </text:list-item>
          </text:list>
        </text:list-item>
      </text:list>
      <text:list xml:id="list3760976691" text:style-name="L10">
        <text:list-item>
          <text:list>
            <text:list-item>
              <text:p text:style-name="P131"><text:span text:style-name="T41">Hinweis: Blick auf Depot </text:span>in der APP: <text:span text:style-name="T28">Erhöhung des Depots geplant (Einzahlung durch Investor oder automatisiert)</text:span></text:p>
            </text:list-item>
          </text:list>
        </text:list-item>
      </text:list>
      <text:list xml:id="list140949067093987" text:continue-list="list1744448248" text:style-name="L8">
        <text:list-item>
          <text:p text:style-name="P133">Batch sucht alle offenen <text:span text:style-name="T49">Investment-Absichten</text:span> im Entity <text:span text:style-name="T57">Intent</text:span></text:p>
        </text:list-item>
      </text:list>
      <text:list xml:id="list4272135307" text:style-name="L11">
        <text:list-item>
          <text:list>
            <text:list-item>
              <text:p text:style-name="P134">Abbuchung bei Hausbank</text:p>
              <text:list>
                <text:list-item>
                  <text:p text:style-name="P134">wenn erfolgreich: </text:p>
                  <text:list>
                    <text:list-item>
                      <text:p text:style-name="P120">Update auf Entity <text:span text:style-name="T57">Intent</text:span>: booked=true WHERE id = …</text:p>
                    </text:list-item>
                    <text:list-item>
                      <text:p text:style-name="P140">Insert auf Entity Account: action=DEPOSIT, amount=Betrag, <text:span text:style-name="T67">referenceId=Intent_&lt;intentId&gt;</text:span></text:p>
                    </text:list-item>
                    <text:list-item>
                      <text:p text:style-name="P115">Update auf Entity Balance → <text:span text:style-name="T42">amountAccount+=Betrag</text:span></text:p>
                    </text:list-item>
                    <text:list-item>
                      <text:p text:style-name="P141">Insert auf Entity Intent: action=<text:span text:style-name="T60">TRANSFER_TO_DEPOT_INTENT</text:span>, <text:span text:style-name="T67">referenceId=Intent_&lt;intentId&gt;</text:span></text:p>
                    </text:list-item>
                  </text:list>
                </text:list-item>
                <text:list-item>
                  <text:p text:style-name="P134">nicht erfolgreich: nichts tun, bis zu nächstem Durchlauf</text:p>
                </text:list-item>
              </text:list>
            </text:list-item>
          </text:list>
        </text:list-item>
      </text:list>
      <text:list xml:id="list140949481799917" text:continue-list="list140949067093987" text:style-name="L8">
        <text:list-item>
          <text:p text:style-name="P133"><text:s/><text:span text:style-name="T39">Batch sucht alle offenen TRANSFER_TO_DEPOT_INTENT im Entity Intent</text:span></text:p>
        </text:list-item>
      </text:list>
      <text:list xml:id="list2509809764" text:style-name="L12">
        <text:list-item>
          <text:list>
            <text:list-item>
              <text:p text:style-name="P142">Auftrag an Depotbank</text:p>
              <text:list>
                <text:list-item>
                  <text:p text:style-name="P135">wenn erfolgreich: </text:p>
                  <text:list>
                    <text:list-item>
                      <text:p text:style-name="P121">Update auf Entity <text:span text:style-name="T61">Intent</text:span>: <text:span text:style-name="T49">SET</text:span> booked=true WHERE id = …</text:p>
                    </text:list-item>
                    <text:list-item>
                      <text:p text:style-name="P146">Insert auf Entity Account: action=<text:span text:style-name="T75">D</text:span>EPOT_<text:span text:style-name="T75">TRANSFER</text:span>, amount=Betrag<text:span text:style-name="T30">*-1</text:span><text:span text:style-name="T57">, referenceId=Intent_&lt;intentId&gt;</text:span></text:p>
                    </text:list-item>
                    <text:list-item>
                      <text:p text:style-name="P116"><text:soft-page-break/>Update auf Entity Balance → <text:span text:style-name="T42">amountAccount+=Betrag </text:span><text:span text:style-name="T32">*-</text:span><text:span text:style-name="T33">1</text:span></text:p>
                    </text:list-item>
                    <text:list-item>
                      <text:p text:style-name="P146">Insert auf Entity Depot<text:span text:style-name="T73">Transaction</text:span>: action=INVEST, amount=Betrag<text:span text:style-name="T57">, referenceId=Intent_&lt;intentId&gt;</text:span></text:p>
                    </text:list-item>
                    <text:list-item>
                      <text:p text:style-name="P149">Update auf Entity Depot →<text:span text:style-name="T74"> amount+=Betrag</text:span></text:p>
                    </text:list-item>
                    <text:list-item>
                      <text:p text:style-name="P130">Update auf Entity Balance → amountDepotIntent+=Betrag<text:span text:style-name="T30">*-1</text:span></text:p>
                    </text:list-item>
                    <text:list-item>
                      <text:p text:style-name="P116">Update auf Entity Balance → <text:span text:style-name="T42">amountDepot+=Betrag</text:span></text:p>
                    </text:list-item>
                  </text:list>
                </text:list-item>
                <text:list-item>
                  <text:p text:style-name="P135">nicht erfolgreich: nichts tun, bis zu nächstem Durchlauf</text:p>
                </text:list-item>
              </text:list>
            </text:list-item>
          </text:list>
        </text:list-item>
      </text:list>
      <text:p text:style-name="P100"/>
      <text:h text:style-name="P175" text:outline-level="3">Use Case: <text:span text:style-name="T28">Investor</text:span> erhöht <text:span text:style-name="T43">oder verringert </text:span>sein <text:span text:style-name="T43">Tagesgeld </text:span><text:span text:style-name="T54">durch </text:span><text:span text:style-name="T46">Einzahlung </text:span><text:span text:style-name="T47">oder Abbuchung</text:span></text:h>
      <text:p text:style-name="P72">Wenn der <text:span text:style-name="T28">Investor</text:span> (oder ein automatisierter Prozess) das <text:span text:style-name="T43">Tagesgeld</text:span> <text:span text:style-name="T55">durch </text:span><text:span text:style-name="T45">Einzahlung</text:span><text:span text:style-name="T48"> </text:span>erhöht <text:span text:style-name="T43">oder verringert</text:span>, erfolgt dies nicht direkt, weil</text:p>
      <text:list xml:id="list140948561583476" text:continue-list="list3573893445" text:style-name="L7">
        <text:list-item>
          <text:p text:style-name="P114">Eine Kommunikation mit der Hausbank des Investors stattfinden muss (Gutschrift)</text:p>
        </text:list-item>
      </text:list>
      <text:p text:style-name="P76">Der Ablauf bei Erhöhung <text:span text:style-name="T48">und Verringerung des Depots ist ähnlich. Im Prozess wird durch die action unterschieden:</text:span></text:p>
      <text:list xml:id="list3272378095" text:style-name="L13">
        <text:list-item>
          <text:p text:style-name="P150">Erhöhung: DEPOSIT</text:p>
        </text:list-item>
        <text:list-item>
          <text:p text:style-name="P151">Verringerung: <text:span text:style-name="T63">DEBIT</text:span></text:p>
        </text:list-item>
      </text:list>
      <text:p text:style-name="P76"/>
      <text:p text:style-name="P83">Prozess<text:span text:style-name="T40">beschreibung</text:span>:</text:p>
      <text:list xml:id="list3448145744" text:style-name="L14">
        <text:list-item>
          <text:p text:style-name="P122">Direkte <text:span text:style-name="T41">A</text:span>usführung</text:p>
        </text:list-item>
      </text:list>
      <text:list xml:id="list356746960" text:style-name="L15">
        <text:list-item>
          <text:list>
            <text:list-item>
              <text:p text:style-name="P123">Insert auf Entity Intent, action=DEPOSIT_INTENT / DEBIT_INTENT, booked=FALSE, amount=Betrag</text:p>
            </text:list-item>
            <text:list-item>
              <text:p text:style-name="P152">Update auf Entity Balance → amountAccountIntent+=Betrag ODER amountAccountIntent+=Betrag<text:span text:style-name="T30">*-1</text:span></text:p>
            </text:list-item>
          </text:list>
        </text:list-item>
      </text:list>
      <text:list xml:id="list3477102239" text:style-name="L16">
        <text:list-item>
          <text:list>
            <text:list-item>
              <text:p text:style-name="P132"><text:span text:style-name="T41">Hinweis: Blick auf Tagesgeld </text:span>in der APP: <text:span text:style-name="T28">Erhöhung des Tagesgeldes geplant (Einzahlung durch Investor oder automatisiert)</text:span></text:p>
            </text:list-item>
          </text:list>
        </text:list-item>
      </text:list>
      <text:list xml:id="list140947457341927" text:continue-list="list3448145744" text:style-name="L14">
        <text:list-item>
          <text:p text:style-name="P136">Batch sucht alle offenen Einzahlu<text:span text:style-name="T50">ngs- bzw. Abhebungs-Absichten</text:span> im Entity <text:span text:style-name="T64">Intent</text:span></text:p>
        </text:list-item>
      </text:list>
      <text:list xml:id="list3271025989" text:style-name="L17">
        <text:list-item>
          <text:list>
            <text:list-item>
              <text:p text:style-name="P137"><text:span text:style-name="T66">Einzahlung bzw. </text:span>Abbuchung bei Hausbank</text:p>
              <text:list>
                <text:list-item>
                  <text:p text:style-name="P137">wenn erfolgreich: </text:p>
                  <text:list>
                    <text:list-item>
                      <text:p text:style-name="P124">Update auf Entity <text:span text:style-name="T62">Intent</text:span>: booked=true WHERE id = ...</text:p>
                    </text:list-item>
                    <text:list-item>
                      <text:p text:style-name="P154">Insert auf Entity Account:</text:p>
                      <text:list>
                        <text:list-item>
                          <text:p text:style-name="P156"><text:span text:style-name="T52">Einzahlung: </text:span>action=<text:span text:style-name="T62">DEPOSIT</text:span>, amount=Betra<text:span text:style-name="T51">g, referenceId=Intent_&lt;intentId&gt;</text:span></text:p>
                        </text:list-item>
                        <text:list-item>
                          <text:p text:style-name="P155">Abhebung: <text:span text:style-name="T29">action=DEBIT, amount=Betrag </text:span><text:span text:style-name="T31">*-</text:span><text:span text:style-name="T30">1</text:span><text:span text:style-name="T58">, </text:span><text:span text:style-name="T59">referenceId=Intent_&lt;intentId&gt;</text:span></text:p>
                        </text:list-item>
                      </text:list>
                    </text:list-item>
                    <text:list-item>
                      <text:p text:style-name="P153">Update auf Entity Balance → amountAccountIntent+=Betrag<text:span text:style-name="T30">*-1</text:span> ODER amountAccountIntent+=Betrag</text:p>
                    </text:list-item>
                    <text:list-item>
                      <text:p text:style-name="P117">Update auf Entity Balance → <text:span text:style-name="T42">amountAccount+= (Einzahlung) bzw. amountAccount</text:span><text:span text:style-name="T32">-</text:span><text:span text:style-name="T42">= (Abhebung)</text:span></text:p>
                    </text:list-item>
                  </text:list>
                </text:list-item>
                <text:list-item>
                  <text:p text:style-name="P137">nicht erfolgreich: nichts tun, bis zu nächstem Durchlauf</text:p>
                </text:list-item>
              </text:list>
            </text:list-item>
          </text:list>
        </text:list-item>
      </text:list>
      <text:h text:style-name="Heading_20_3" text:outline-level="3"><text:soft-page-break/>Use Case: <text:span text:style-name="T53">Erhöhung des</text:span> Depotkonto<text:span text:style-name="T53">s (Investments) durch direkten Transfer vom Tagesgeldkonto</text:span></text:h>
      <text:p text:style-name="P77">Auch der Transfer zwischen den Konten <text:span text:style-name="T53">muss durch mehrschrittige Prozesse abgebildet werden.</text:span></text:p>
      <text:p text:style-name="P78">Prozessbeschreibung:</text:p>
      <text:list xml:id="list437183554" text:style-name="L18">
        <text:list-item>
          <text:p text:style-name="P157">Direkte Ausführung</text:p>
        </text:list-item>
      </text:list>
      <text:list xml:id="list3616058648" text:style-name="L19">
        <text:list-item>
          <text:list>
            <text:list-item>
              <text:p text:style-name="P125">Insert auf Entity Intent, action=TRANSFER_TO_DEPOT_INTENT, booked=FALSE, amount=Betrag</text:p>
            </text:list-item>
            <text:list-item>
              <text:p text:style-name="P158">Update auf Entity Balance → amountDepotIntent+=Betrag</text:p>
            </text:list-item>
            <text:list-item>
              <text:p text:style-name="P158">Update auf EntityBalance → amountAccountIntent+=Betrag<text:span text:style-name="T30">*-1</text:span></text:p>
            </text:list-item>
          </text:list>
        </text:list-item>
      </text:list>
      <text:list xml:id="list140948512703335" text:continue-list="list437183554" text:style-name="L18">
        <text:list-item>
          <text:p text:style-name="P112">Batch sucht alle offenen TRANSFER_TO_DEPOT_INTENT im Entity Intent</text:p>
        </text:list-item>
      </text:list>
      <text:list xml:id="list1839901554" text:style-name="L20">
        <text:list-item>
          <text:list>
            <text:list-item>
              <text:p text:style-name="P143">Auftrag an Depotbank</text:p>
              <text:list>
                <text:list-item>
                  <text:p text:style-name="P138">wenn erfolgreich: </text:p>
                  <text:list>
                    <text:list-item>
                      <text:p text:style-name="P126">Update auf Entity Intent: SET booked=true WHERE id = …</text:p>
                    </text:list-item>
                    <text:list-item>
                      <text:p text:style-name="P147">Insert auf Entity Account: action=TRANSFER_TO_DEPOT, amount=Betrag <text:span text:style-name="T30">*-1</text:span>, referenceId=Intent_&lt;intentId&gt;</text:p>
                    </text:list-item>
                    <text:list-item>
                      <text:p text:style-name="P159">Update auf Entity Balance → amountAccountIntent+=Betrag</text:p>
                    </text:list-item>
                    <text:list-item>
                      <text:p text:style-name="P162">Update auf Entity Balance: amountAccount<text:span text:style-name="T68">+</text:span>=Betrag <text:span text:style-name="T30">*-1</text:span></text:p>
                    </text:list-item>
                    <text:list-item>
                      <text:p text:style-name="P148">Insert auf Entity Depot<text:span text:style-name="T73">Transaction</text:span>: action=INVEST, amount=Betrag, referenceId=Intent_&lt;intentId&gt;</text:p>
                    </text:list-item>
                    <text:list-item>
                      <text:p text:style-name="P164">Update auf Entity Depot → amount+=Betrag</text:p>
                    </text:list-item>
                    <text:list-item>
                      <text:p text:style-name="P159">Update auf Entity Balance → amountDepotIntent+=Betrag<text:span text:style-name="T30">*-1</text:span></text:p>
                    </text:list-item>
                    <text:list-item>
                      <text:p text:style-name="P166">Update auf Entity Balance → amountDepot+=<text:span text:style-name="T68">Betrag</text:span></text:p>
                    </text:list-item>
                  </text:list>
                </text:list-item>
                <text:list-item>
                  <text:p text:style-name="P138">nicht erfolgreich: nichts tun, bis zu<text:span text:style-name="T69">m</text:span> nächste<text:span text:style-name="T69">n</text:span> Durchlauf</text:p>
                </text:list-item>
              </text:list>
            </text:list-item>
          </text:list>
        </text:list-item>
      </text:list>
      <text:p text:style-name="P74"/>
      <text:h text:style-name="P177" text:outline-level="3">Use Case: <text:span text:style-name="T56">Verringerung des</text:span> Depotkonto<text:span text:style-name="T53">s (Investments) durch direkten Transfer auf das Tagesgeldkonto</text:span></text:h>
      <text:p text:style-name="P86">Ähnlicher Ablauf, wie beim Transfer vom Tagesgeldkonto zum Depotkonto.</text:p>
      <text:p text:style-name="P79">Prozessbeschreibung:</text:p>
      <text:list xml:id="list1912258022" text:style-name="L21">
        <text:list-item>
          <text:p text:style-name="P167">Direkte Ausführung</text:p>
        </text:list-item>
      </text:list>
      <text:list xml:id="list888708332" text:style-name="L22">
        <text:list-item>
          <text:list>
            <text:list-item>
              <text:p text:style-name="P127">Insert auf Entity Intent, action=TRANSFER_TO_ACCOUNT_INTENT, booked=FALSE, amount=Betrag</text:p>
            </text:list-item>
            <text:list-item>
              <text:p text:style-name="P168"><text:span text:style-name="T70">Update auf Entity Balance → amountDepotIntent+=Betrag</text:span><text:span text:style-name="T35">*-</text:span><text:span text:style-name="T34">1</text:span></text:p>
            </text:list-item>
            <text:list-item>
              <text:p text:style-name="P160">Update auf EntityBalance → amountAccountIntent+=Betrag</text:p>
            </text:list-item>
          </text:list>
        </text:list-item>
      </text:list>
      <text:list xml:id="list140949061311055" text:continue-list="list1912258022" text:style-name="L21">
        <text:list-item>
          <text:p text:style-name="P144">Batch sucht alle offenen Transfer-Absichten im Entity Intent</text:p>
        </text:list-item>
      </text:list>
      <text:list xml:id="list4229743924" text:style-name="L23">
        <text:list-item>
          <text:list>
            <text:list-item>
              <text:p text:style-name="P145">Auftrag an Depotbank</text:p>
              <text:list>
                <text:list-item>
                  <text:p text:style-name="P139">wenn erfolgreich: </text:p>
                  <text:list>
                    <text:list-item>
                      <text:p text:style-name="P128">Update auf Entity Intent: SET booked=true WHERE id = …</text:p>
                    </text:list-item>
                    <text:list-item>
                      <text:p text:style-name="P169"><text:span text:style-name="T71">Insert auf Entity DepotTransaction: action=TRANSFER_TO_ACCOUNT, amount=Betrag </text:span><text:span text:style-name="T37">*-1</text:span><text:span text:style-name="T71">, referenceId=Intent_&lt;intentId&gt;</text:span></text:p>
                    </text:list-item>
                    <text:list-item>
                      <text:p text:style-name="P165">Update auf Entity Depot → amount+=Betrag<text:span text:style-name="T30">*</text:span></text:p>
                    </text:list-item>
                    <text:list-item>
                      <text:p text:style-name="P161">Update auf Entity Balance → amountDepotIntent+=Betrag</text:p>
                    </text:list-item>
                    <text:list-item>
                      <text:p text:style-name="P170"><text:span text:style-name="T72">Update auf Entity Balance: amountDepot+=Betrag</text:span><text:span text:style-name="T38">*-1</text:span></text:p>
                    </text:list-item>
                    <text:list-item>
                      <text:p text:style-name="P163">Insert auf Entity Account: action=DEPOT_TRANSFER, amount=Betrag, referenceId=Intent_&lt;intentId&gt;</text:p>
                    </text:list-item>
                    <text:list-item>
                      <text:p text:style-name="P161">Update auf Entity Balance → amountAccountIntent+=Betrag<text:span text:style-name="T30">*-</text:span><text:span text:style-name="T36">1</text:span></text:p>
                    </text:list-item>
                    <text:list-item>
                      <text:p text:style-name="P163">Update auf Entity Balance: amountAccount+=Betrag</text:p>
                    </text:list-item>
                  </text:list>
                </text:list-item>
                <text:list-item>
                  <text:p text:style-name="P139">nicht erfolgreich: nichts tun, bis zu nächstem Durchlauf</text:p>
                </text:list-item>
              </text:list>
            </text:list-item>
          </text:list>
        </text:list-item>
      </text:list>
      <text:p text:style-name="P75"/>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10-03T14:09:47.232776075</dc:date>
    <meta:editing-duration>P1DT4H5M3S</meta:editing-duration>
    <meta:editing-cycles>134</meta:editing-cycles>
    <meta:generator>LibreOffice/6.2.7.1$Linux_X86_64 LibreOffice_project/20$Build-1</meta:generator>
    <meta:document-statistic meta:table-count="2" meta:image-count="0" meta:object-count="0" meta:page-count="18" meta:paragraph-count="460" meta:word-count="2249" meta:character-count="18252" meta:non-whitespace-character-count="15868"/>
  </office:meta>
</office:document-meta>
</file>